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4mm"/>
    </style:style>
    <style:style style:name="co2" style:family="table-column">
      <style:table-column-properties fo:break-before="auto" style:column-width="126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103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>
        <table:iteration table:maximum-difference="0.0001"/>
      </table:calculation-settings>
      <table:table table:name="Catalog Export Import XML Spe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9" table:default-cell-style-name="ce4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Xpath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ax Allowe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3" table:number-columns-repeated="9"/>
          <table:table-cell table:style-name="ce5" table:number-columns-repeated="1009"/>
        </table:table-row>
        <table:table-row table:style-name="ro1">
          <table:table-cell office:value-type="string" calcext:value-type="string">
            <text:p>catalog</text:p>
          </table:table-cell>
          <table:table-cell office:value-type="string" calcext:value-type="string">
            <text:p>/catalo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atalog contai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/catalog/categor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/catalog/categories/categ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categories/category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 id, unique identification for a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categories/category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categories/category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category is ac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Root</text:p>
          </table:table-cell>
          <table:table-cell office:value-type="string" calcext:value-type="string">
            <text:p>/catalog/categories/category/isRoo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category is a top level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/catalog/categories/category/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bes a category, HTML tags could be pres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Keywords</text:p>
          </table:table-cell>
          <table:table-cell office:value-type="string" calcext:value-type="string">
            <text:p>/catalog/categories/category/metaKeyword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keywords primarily for SEO purpo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Description</text:p>
          </table:table-cell>
          <table:table-cell office:value-type="string" calcext:value-type="string">
            <text:p>/catalog/categories/category/meta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description primarily for SEO purpos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Title</text:p>
          </table:table-cell>
          <table:table-cell office:value-type="string" calcext:value-type="string">
            <text:p>/catalog/categories/category/pageTit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information primarily for display in the browser’s title bar when this category is being view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eUrl</text:p>
          </table:table-cell>
          <table:table-cell office:value-type="string" calcext:value-type="string">
            <text:p>/catalog/categories/category/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image to be shown in category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Relations</text:p>
          </table:table-cell>
          <table:table-cell office:value-type="string" calcext:value-type="string">
            <text:p>/catalog/categoryRel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category rel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Relation</text:p>
          </table:table-cell>
          <table:table-cell office:value-type="string" calcext:value-type="string">
            <text:p>/catalog/categoryRelations/categoryRel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category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entId</text:p>
          </table:table-cell>
          <table:table-cell office:value-type="string" calcext:value-type="string">
            <text:p>/catalog/categoryRelations/categoryRelation/parent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es relation's parent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Category</text:p>
          </table:table-cell>
          <table:table-cell office:value-type="string" calcext:value-type="string">
            <text:p>/catalog/categoryRelations/categoryRelation/subCategory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sub-category det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categoryRelations/categoryRelation/subCategory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fies the sub-category in th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categoryRelations/categoryRelation/subCategory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categoryRelations/categoryRelation/subCategory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sub-category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Configuration</text:p>
          </table:table-cell>
          <table:table-cell office:value-type="string" calcext:value-type="string">
            <text:p>/catalog/attributeConfigur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Attribute configuration det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/catalog/attributeConfiguration/attribu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n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id, unique identification for an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/catalog/attributeConfiguration/attribute/typ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type, one amongst those supported by the target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attributeConfiguration/attribute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/catalog/attributeConfiguration/attribute/value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value defini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ueDef</text:p>
          </table:table-cell>
          <table:table-cell office:value-type="string" calcext:value-type="string">
            <text:p>/catalog/attributeConfiguration/attribute/values/valueDef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scribing a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/values/valueDef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value id, unique identification for an attribute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/catalog/attributeConfiguration/attribute/values/valueDef/valu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 for the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Group</text:p>
          </table:table-cell>
          <table:table-cell office:value-type="string" calcext:value-type="string">
            <text:p>/catalog/attributeConfiguration/attributeGrou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describing an attribute gro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Group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group id, unique identification for an attribute gro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attributeConfiguration/attributeGroup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group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edAttributes</text:p>
          </table:table-cell>
          <table:table-cell office:value-type="string" calcext:value-type="string">
            <text:p>/catalog/attributeConfiguration/attributeGroup/groupedAttribu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s in the attribute gro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/catalog/attributeConfiguration/attributeGroup/groupedAttributes/attribut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identifying an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Group/groupedAttributes/attribute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attributeConfiguration/attributeGroup/groupedAttributes/attribute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attributeConfiguration/attributeGroup/groupedAttributes/attribute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attribute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et</text:p>
          </table:table-cell>
          <table:table-cell office:value-type="string" calcext:value-type="string">
            <text:p>/catalog/attributeConfiguration/attribute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describing an attribute 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Se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set id, unique identification for an attribute 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attributeConfiguration/attributeSet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set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Groups</text:p>
          </table:table-cell>
          <table:table-cell office:value-type="string" calcext:value-type="string">
            <text:p>/catalog/attributeConfiguration/attributeSet/attributeGroup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 groups in the attribute 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Group</text:p>
          </table:table-cell>
          <table:table-cell office:value-type="string" calcext:value-type="string">
            <text:p>/catalog/attributeConfiguration/attributeSet/attributeGroups/attributeGrou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identifying an attribute gro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Set/attributeGroups/attributeGroup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 to an existing attribute gro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attributeConfiguration/attributeSet/attributeGroups/attributeGroup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/catalog/produc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produc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/catalog/products/produ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products/produc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duct id, unique identification for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/catalog/products/product/typ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simple, indicates type of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products/product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duct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products/product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Taxable</text:p>
          </table:table-cell>
          <table:table-cell office:value-type="string" calcext:value-type="string">
            <text:p>/catalog/products/product/isTaxab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product is tax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Shippable</text:p>
          </table:table-cell>
          <table:table-cell office:value-type="string" calcext:value-type="string">
            <text:p>/catalog/products/product/isShippab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product is shipp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rtDescription</text:p>
          </table:table-cell>
          <table:table-cell office:value-type="string" calcext:value-type="string">
            <text:p>/catalog/products/product/short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description for the product, HTML tags could be pres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Description</text:p>
          </table:table-cell>
          <table:table-cell office:value-type="string" calcext:value-type="string">
            <text:p>/catalog/products/product/long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ong description for the product, HTML tags could be pres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Keywords</text:p>
          </table:table-cell>
          <table:table-cell office:value-type="string" calcext:value-type="string">
            <text:p>/catalog/products/product/metaKeyword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keywords primarily for SEO purpo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Description</text:p>
          </table:table-cell>
          <table:table-cell office:value-type="string" calcext:value-type="string">
            <text:p>/catalog/products/product/meta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description primarily for SEO purpos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Title</text:p>
          </table:table-cell>
          <table:table-cell office:value-type="string" calcext:value-type="string">
            <text:p>/catalog/products/product/pageTit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information primarily for display in the browser’s title bar when the product is being view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ImageUrl</text:p>
          </table:table-cell>
          <table:table-cell office:value-type="string" calcext:value-type="string">
            <text:p>/catalog/products/product/small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'small' image to be shown in product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geImageUrl</text:p>
          </table:table-cell>
          <table:table-cell office:value-type="string" calcext:value-type="string">
            <text:p>/catalog/products/product/large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'large' image to be shown in product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ginalImageUrl</text:p>
          </table:table-cell>
          <table:table-cell office:value-type="string" calcext:value-type="string">
            <text:p>/catalog/products/product/original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'actual' image to be shown in product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/catalog/products/product/pric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rice of th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ialPrice</text:p>
          </table:table-cell>
          <table:table-cell office:value-type="string" calcext:value-type="string">
            <text:p>/catalog/products/product/specialPri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Promotional Price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/catalog/products/product/specialPrice/amoun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romotional Price amount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DateTime</text:p>
          </table:table-cell>
          <table:table-cell office:value-type="string" calcext:value-type="string">
            <text:p>/catalog/products/product/specialPrice/fromDateTi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atetimestamp (UTC)</text:p>
          </table:table-cell>
          <table:table-cell office:value-type="string" calcext:value-type="string">
            <text:p>Start date and time of promotional price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DateTime</text:p>
          </table:table-cell>
          <table:table-cell office:value-type="string" calcext:value-type="string">
            <text:p>/catalog/products/product/specialPrice/toDateTi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atetimestamp (UTC)</text:p>
          </table:table-cell>
          <table:table-cell office:value-type="string" calcext:value-type="string">
            <text:p>End date and time of promotional price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etId</text:p>
          </table:table-cell>
          <table:table-cell office:value-type="string" calcext:value-type="string">
            <text:p>/catalog/products/product/attributeSet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attribute 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Values</text:p>
          </table:table-cell>
          <table:table-cell office:value-type="string" calcext:value-type="string">
            <text:p>/catalog/products/product/attributeValue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s with values for th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/catalog/products/product/attributeValues/attribu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n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products/product/attributeValues/attribute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ueDefId</text:p>
          </table:table-cell>
          <table:table-cell office:value-type="string" calcext:value-type="string">
            <text:p>/catalog/products/product/attributeValues/attribute/valueDef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﻿﻿Reference to one of the values defined for the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products/product/attributeValues/attribute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products/product/attributeValues/attribute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attribute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/catalog/products/product/inven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inventory status and settings of a produ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nageStock</text:p>
          </table:table-cell>
          <table:table-cell office:value-type="string" calcext:value-type="string">
            <text:p>/catalog/products/product/inventory/manageSt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: N. To be used only for 'Drop-ship' products and 'made to order' produc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p</text:p>
          </table:table-cell>
          <table:table-cell office:value-type="string" calcext:value-type="string">
            <text:p>/catalog/products/product/inventory/atp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ATP/Quantity of a product. Optional for Bundle/MPPA, Downloadable/Digital produc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owBackorders</text:p>
          </table:table-cell>
          <table:table-cell office:value-type="string" calcext:value-type="string">
            <text:p>/catalog/products/product/inventory/allowBackorder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 N. Y = Allow Qty Below 0 in Magento. N = No Backord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Products</text:p>
          </table:table-cell>
          <table:table-cell office:value-type="string" calcext:value-type="string">
            <text:p>/catalog/categoryProduc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categories products associ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Product</text:p>
          </table:table-cell>
          <table:table-cell office:value-type="string" calcext:value-type="string">
            <text:p>/catalog/categories/categoryProdu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category product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/catalog/categoryProducts/categoryProduct/category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/catalog/categoryProducts/categoryProduct/produc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th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categoryProducts/categoryProduct/produc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categoryProducts/categoryProduct/product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categoryProducts/categoryProduct/product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product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Associations</text:p>
          </table:table-cell>
          <table:table-cell office:value-type="string" calcext:value-type="string">
            <text:p>/catalog/productAssociation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product-product associ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/catalog/productAssociations/associ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product product associ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IdFrom</text:p>
          </table:table-cell>
          <table:table-cell office:value-type="string" calcext:value-type="string">
            <text:p>/catalog/productAssociations/association/productIdFrom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ociatedProduct</text:p>
          </table:table-cell>
          <table:table-cell office:value-type="string" calcext:value-type="string">
            <text:p>/catalog/productAssociations/association/associatedProduc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associated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productAssociations/association/associatedProduc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produ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socType</text:p>
          </table:table-cell>
          <table:table-cell office:value-type="string" calcext:value-type="string">
            <text:p>/catalog/productAssociations/association/associatedProduct/assocTyp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0 - X-Sell, 1 - Up-Sell, 2 - Accessory/Related Product, 3 - Variant/Associated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productAssociations/association/associatedProduct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productAssociations/association/associatedProduct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product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/catalog/productAssociations/association/associatedProduct/quant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The quantity of a simple product that comprises a bundle product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8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nik Bhura</meta:initial-creator>
    <meta:creation-date>2015-11-27T14:46:24.158000000</meta:creation-date>
    <dc:date>2015-11-27T14:57:05.146000000</dc:date>
    <dc:creator>Shrenik Bhura</dc:creator>
    <meta:editing-duration>PT3M50S</meta:editing-duration>
    <meta:editing-cycles>1</meta:editing-cycles>
    <meta:document-statistic meta:table-count="1" meta:cell-count="552" meta:object-count="0"/>
    <meta:generator>LibreOffice/5.0.3.2$Windows_x86 LibreOffice_project/e5f16313668ac592c1bfb310f4390624e3dbfb75</meta:generator>
  </office:meta>
</office:document-meta>
</file>